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・Dābu Cavern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・Mt. Mahai・Jakla Forest
→：Zazābu Port Town
↓：Great Sunrise Bridge・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